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5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</style:style>
    <style:style style:name="P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3725728395886907865" text:style-name="L1">
        <text:list-item>
          <text:p text:style-name="P18">REVIEW</text:p>
        </text:list-item>
        <text:list-item>
          <text:p text:style-name="P18">TASK-1 : setup → cake</text:p>
          <text:list>
            <text:list-item>
              <text:p text:style-name="P18">T-1.1</text:p>
              <text:list>
                <text:list-item>
                  <text:p text:style-name="P13">start : C:\WORKS_2\Programs\eclipse\eclipse_luna_php</text:p>
                </text:list-item>
                <text:list-item>
                  <text:p text:style-name="P13">eclipse ==&gt; new task</text:p>
                  <text:list>
                    <text:list-item>
                      <text:p text:style-name="P13">37#12_programming/4_cake_ifm11-with-php/1~</text:p>
                    </text:list-item>
                  </text:list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8">==&gt; Ifm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class name</text:p>
                    </text:list-item>
                    <text:list-item>
                      <text:p text:style-name="P18"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</text:p>
                      <text:list>
                        <text:list-item>
                          <text:p text:style-name="P18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Ifm</text:p>
                    </text:list-item>
                    <text:list-item>
                      <text:p text:style-name="P18">edit file ==&gt; index.ctp</text:p>
                    </text:list-item>
                    <text:list-item>
                      <text:p text:style-name="P18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 : javascript </text:p>
          <text:list>
            <text:list-item>
              <text:p text:style-name="P18">javascript : lib_ifm.js // C:\WORKS_2\WS\Eclipse_Luna\Cake_IFM11\app\webroot\js\</text:p>
              <text:list>
                <text:list-item>
                  <text:p text:style-name="P18">DUP</text:p>
                </text:list-item>
                <text:list-item>
                  <text:p text:style-name="P18"><text:soft-page-break/>edit</text:p>
                </text:list-item>
                <text:list-item>
                  <text:p text:style-name="P18">view ==&gt; new line</text:p>
                  <text:list>
                    <text:list-item>
                      <text:p text:style-name="P18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3 : view : index</text:p>
          <text:list>
            <text:list-item>
              <text:list>
                <text:list-item>
                  <text:p text:style-name="P18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8">T-3.1</text:p>
              <text:list>
                <text:list-item>
                  <text:p text:style-name="P18">view : table, tr, td</text:p>
                </text:list-item>
                <text:list-item>
                  <text:p text:style-name="P18">css : new FILE :</text:p>
                  <text:list>
                    <text:list-item>
                      <text:p text:style-name="P18">DUP : libfx.css ==&gt; lib_ifm.css</text:p>
                    </text:list-item>
                    <text:list-item>
                      <text:p text:style-name="P18">view ==&gt; new line</text:p>
                    </text:list-item>
                  </text:list>
                </text:list-item>
              </text:list>
            </text:list-item>
            <text:list-item>
              <text:p text:style-name="P18">T-3.2 : more tags</text:p>
              <text:list>
                <text:list-item>
                  <text:p text:style-name="P18">“&lt;div id="div_IM_Update_Date"&gt;”</text:p>
                </text:list-item>
                <text:list-item>
                  <text:p text:style-name="P18">css : “div_IM_Update_Date”</text:p>
                </text:list-item>
                <text:list-item>
                  <text:p text:style-name="P18">TEST ==&gt; OK</text:p>
                </text:list-item>
                <text:list-item>
                  <text:p text:style-name="P18">css : “ipt_Ifm_Index_Input_Area”</text:p>
                </text:list-item>
              </text:list>
            </text:list-item>
            <text:list-item>
              <text:p text:style-name="P18">T-3.3: tag : table entries</text:p>
              <text:list>
                <text:list-item>
                  <text:p text:style-name="P18">“div_Ifm_Index_Actions__Entries”</text:p>
                </text:list-item>
                <text:list-item>
                  <text:p text:style-name="P18">edit ==&gt; python codes → to php lines</text:p>
                </text:list-item>
                <text:list-item>
                  <text:p text:style-name="P18">controller : dummy array → $lo_Commands</text:p>
                </text:list-item>
                <text:list-item>
                  <text:p text:style-name="P18">css for ==&gt; “tbl_Im_Actions” ==&gt; OK</text:p>
                </text:list-item>
                <text:list-item>
                  <text:p text:style-name="P18">css for ==&gt; “bt_Basic_2_Size20”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3860285439096013966" text:style-name="L2">
        <text:list-item>
          <text:list>
            <text:list-item>
              <text:list>
                <text:list-item>
                  <text:p text:style-name="P19">T-1.1 :: step-3 ~~</text:p>
                </text:list-item>
              </text:list>
            </text:list-item>
          </text:list>
        </text:list-item>
      </text:list>
      <text:p text:style-name="P3">[further]</text:p>
      <text:list xml:id="list6044042200860721523" text:style-name="L3">
        <text:list-item>
          <text:p text:style-name="P20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6832357176938371338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p text:style-name="P14"><text:span text:style-name="T1">@#_ </text:span>T-1.1</text:p>
              <text:list>
                <text:list-item>
                  <text:p text:style-name="P14">DUP : controller : FxTestController.php</text:p>
                  <text:list>
                    <text:list-item>
                      <text:p text:style-name="P21">==&gt; IPController.php </text:p>
                    </text:list-item>
                  </text:list>
                </text:list-item>
                <text:list-item>
                  <text:p text:style-name="P21">edit</text:p>
                  <text:list>
                    <text:list-item>
                      <text:p text:style-name="P21">class name</text:p>
                    </text:list-item>
                    <text:list-item>
                      <text:p text:style-name="P21">index() ==&gt; skeleton</text:p>
                    </text:list-item>
                  </text:list>
                </text:list-item>
                <text:list-item>
                  <text:p text:style-name="P21">TEST : browse ==&gt; should error</text:p>
                  <text:list>
                    <text:list-item>
                      <text:p text:style-name="P21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21">T-1.2 </text:p>
              <text:list>
                <text:list-item>
                  <text:p text:style-name="P21">DUP : C:\WORKS_2\WS\Eclipse_Luna\Cake_IFM11\app\View\FxTest</text:p>
                  <text:list>
                    <text:list-item>
                      <text:p text:style-name="P21"><text:span text:style-name="T1">#_ </text:span>==&gt; IP</text:p>
                    </text:list-item>
                    <text:list-item>
                      <text:p text:style-name="P21"><text:span text:style-name="T1">#_ </text:span>edit file ==&gt; index.ctp</text:p>
                    </text:list-item>
                    <text:list-item>
                      <text:p text:style-name="P21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 : javascript </text:p>
          <text:list>
            <text:list-item>
              <text:p text:style-name="P21">T-2.1</text:p>
              <text:list>
                <text:list-item>
                  <text:p text:style-name="P21">javascript : lib_ip.js // <text:soft-page-break/>C:\WORKS_2\WS\Eclipse_Luna\Cake_IFM11\app\webroot\js\</text:p>
                  <text:list>
                    <text:list-item>
                      <text:p text:style-name="P21">DUP</text:p>
                    </text:list-item>
                    <text:list-item>
                      <text:p text:style-name="P21"><text:span text:style-name="T1">#_ </text:span>edit</text:p>
                    </text:list-item>
                  </text:list>
                </text:list-item>
                <text:list-item>
                  <text:p text:style-name="P21">view ==&gt; new line</text:p>
                  <text:list>
                    <text:list-item>
                      <text:p text:style-name="P21">View\Layouts\default.ctp</text:p>
                    </text:list-item>
                  </text:list>
                </text:list-item>
                <text:list-item>
                  <text:p text:style-name="P21">TEST ==&gt; OK 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view ==&gt; change id labels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<text:span text:style-name="T1">#_ </text:span>ctp : “div_Tester_Index_Area_Result”</text:p>
                  <text:list>
                    <text:list-item>
                      <text:p text:style-name="P21">==&gt; “div_IP_Index_Area_Result”</text:p>
                    </text:list-item>
                  </text:list>
                </text:list-item>
                <text:list-item>
                  <text:p text:style-name="P21"><text:span text:style-name="T1">#_ </text:span>css</text:p>
                  <text:list>
                    <text:list-item>
                      <text:p text:style-name="P21">DUP : lib_ifm.css ==&gt; lib_ip.css</text:p>
                    </text:list-item>
                    <text:list-item>
                      <text:p text:style-name="P21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4</text:p>
          <text:list>
            <text:list-item>
              <text:list>
                <text:list-item>
                  <text:p text:style-name="P21">view ==&gt; element</text:p>
                </text:list-item>
              </text:list>
            </text:list-item>
            <text:list-item>
              <text:p text:style-name="P21">T-4.1</text:p>
              <text:list>
                <text:list-item>
                  <text:p text:style-name="P21">DUP : C:\WORKS_2\WS\Eclipse_Luna\Cake_IFM11\app\View\Elements\fx_test</text:p>
                  <text:list>
                    <text:list-item>
                      <text:p text:style-name="P21">==&gt; C:\WORKS_2\WS\Eclipse_Luna\Cake_IFM11\app\View\Elements\ip</text:p>
                    </text:list-item>
                  </text:list>
                </text:list-item>
                <text:list-item>
                  <text:p text:style-name="P21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7686784194683423622" text:style-name="L5">
        <text:list-item>
          <text:p text:style-name="P22">TASK</text:p>
          <text:list>
            <text:list-item>
              <text:p text:style-name="P22">javascript : ajax</text:p>
              <text:list>
                <text:list-item>
                  <text:p text:style-name="P22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7062672366041465834" text:style-name="L6">
        <text:list-item>
          <text:p text:style-name="P23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4819122641216763768" text:style-name="L7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javascript : ajax</text:p>
                  <text:list>
                    <text:list-item>
                      <text:p text:style-name="P24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4">T-1.1 </text:p>
              <text:list>
                <text:list-item>
                  <text:p text:style-name="P24">change func name</text:p>
                  <text:list>
                    <text:list-item>
                      <text:p text:style-name="P24">“fx_tester_T_1” ==&gt; ip_proc_actions</text:p>
                      <text:list>
                        <text:list-item>
                          <text:p text:style-name="P24">js file</text:p>
                        </text:list-item>
                        <text:list-item>
                          <text:p text:style-name="P24">ctp</text:p>
                        </text:list-item>
                      </text:list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ajax</text:p>
              <text:list>
                <text:list-item>
                  <text:p text:style-name="P24">js</text:p>
                </text:list-item>
                <text:list-item>
                  <text:p text:style-name="P24">TEST ==&gt; should error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1.2 : controller</text:p>
              <text:list>
                <text:list-item>
                  <text:p text:style-name="P24">new FUNC : ip_proc_actions</text:p>
                  <text:list>
                    <text:list-item>
                      <text:p text:style-name="P24">sig</text:p>
                    </text:list-item>
                    <text:list-item>
                      <text:p text:style-name="P24">labels</text:p>
                      <text:list>
                        <text:list-item>
                          <text:p text:style-name="P24"><text:soft-page-break/>//_20200125_172001:head</text:p>
                        </text:list-item>
                        <text:list-item>
                          <text:p text:style-name="P24">//_20200125_172004:caller</text:p>
                        </text:list-item>
                        <text:list-item>
                          <text:p text:style-name="P24">//_20200125_172007:wl</text:p>
                        </text:list-item>
                      </text:list>
                    </text:list-item>
                    <text:list-item>
                      <text:p text:style-name="P24">caller</text:p>
                    </text:list-item>
                    <text:list-item>
                      <text:p text:style-name="P24">dummy</text:p>
                    </text:list-item>
                    <text:list-item>
                      <text:p text:style-name="P24">TEST ==&gt; should error</text:p>
                      <text:list>
                        <text:list-item>
                          <text:p text:style-name="P24">==&gt; OK</text:p>
                        </text:list-item>
                      </text:list>
                    </text:list-item>
                    <text:list-item>
                      <text:p text:style-name="P24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4">==&gt; “Error: The view for IpController::ip_proc_actions() was not found.”</text:p>
                        </text:list-item>
                        <text:list-item>
                          <text:p text:style-name="P2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1.3 : view</text:p>
              <text:list>
                <text:list-item>
                  <text:p text:style-name="P24">new ctp file</text:p>
                </text:list-item>
                <text:list-item>
                  <text:p text:style-name="P24">time label ==&gt; display</text:p>
                  <text:list>
                    <text:list-item>
                      <text:p text:style-name="P24">TEST ==&gt; OK</text:p>
                    </text:list-item>
                  </text:list>
                </text:list-item>
                <text:list-item>
                  <text:p text:style-name="P24">layout file ==&gt; designate</text:p>
                  <text:list>
                    <text:list-item>
                      <text:p text:style-name="P24">TEST ==&gt; OK</text:p>
                    </text:list-item>
                  </text:list>
                </text:list-item>
                <text:list-item>
                  <text:p text:style-name="P24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529169567474646892" text:style-name="L8">
        <text:list-item>
          <text:p text:style-name="P25">TASK</text:p>
          <text:list>
            <text:list-item>
              <text:p text:style-name="P25">//_20200125_173157:next</text:p>
            </text:list-item>
            <text:list-item>
              <text:p text:style-name="P25">params ==&gt; process (controller)</text:p>
            </text:list-item>
          </text:list>
        </text:list-item>
      </text:list>
      <text:p text:style-name="P3">[further]</text:p>
      <text:list xml:id="list6698562980201316530" text:style-name="L9">
        <text:list-item>
          <text:p text:style-name="P26"/>
        </text:list-item>
      </text:list>
      <text:p text:style-name="P10"><text:line-break/><text:span text:style-name="T2">[/ XXX]</text:span></text:p>
      <text:p text:style-name="P10"><text:soft-page-break/></text:p>
      <text:p text:style-name="P6"/>
      <text:p text:style-name="P3"><text:span text:style-name="T3">3</text:span>---------------------------------------------------------------------------</text:p>
      <text:p text:style-name="P7">res free# JVEMV6 37#12.5_4 / 37. miscs / 12. programming / 5. image-processing / <text:s/>20200126_174313</text:p>
      <text:p text:style-name="P7"/>
      <text:p text:style-name="P3">[do] </text:p>
      <text:list xml:id="list7393214360520934881" text:style-name="L16">
        <text:list-item>
          <text:p text:style-name="P37"><text:span text:style-name="T7">REVIEW</text:span></text:p>
        </text:list-item>
        <text:list-item>
          <text:p text:style-name="P37"><text:span text:style-name="T7">TASK-1</text:span></text:p>
          <text:list>
            <text:list-item>
              <text:list>
                <text:list-item>
                  <text:p text:style-name="P31">//_20200125_173157:next</text:p>
                </text:list-item>
                <text:list-item>
                  <text:p text:style-name="P31">params ==&gt; process (controller)</text:p>
                </text:list-item>
              </text:list>
            </text:list-item>
            <text:list-item>
              <text:p text:style-name="P31">T-1.1 </text:p>
              <text:list>
                <text:list-item>
                  <text:p text:style-name="P31">get → param “action”</text:p>
                </text:list-item>
                <text:list-item>
                  <text:p text:style-name="P31">debug</text:p>
                </text:list-item>
                <text:list-item>
                  <text:p text:style-name="P31">TEST ==&gt; </text:p>
                  <text:list>
                    <text:list-item>
                      <text:p text:style-name="P31">eigen ==&gt; OK</text:p>
                    </text:list-item>
                    <text:list-item>
                      <text:p text:style-name="P31">ajax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876441805871420598" text:style-name="L10">
        <text:list-item>
          <text:p text:style-name="P27">TASK</text:p>
          <text:list>
            <text:list-item>
              <text:p text:style-name="P27">//_20200126_181129:next</text:p>
            </text:list-item>
            <text:list-item>
              <text:p text:style-name="P27">new FUNC : “ip_proc_actions__Proc_1”</text:p>
            </text:list-item>
          </text:list>
        </text:list-item>
      </text:list>
      <text:p text:style-name="P3">[further]</text:p>
      <text:list xml:id="list359052092261068891" text:style-name="L11">
        <text:list-item>
          <text:p text:style-name="P28"/>
        </text:list-item>
      </text:list>
      <text:p text:style-name="P10"><text:line-break/><text:span text:style-name="T2">[/ 20200126_181247]</text:span></text:p>
      <text:p text:style-name="P10"/>
      <text:p text:style-name="P3"><text:span text:style-name="T8">@@@</text:span></text:p>
      <text:p text:style-name="P10"><text:soft-page-break/></text:p>
      <text:p text:style-name="P3"><text:span text:style-name="T3">4</text:span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8355744" text:continue-list="list3725728395886907865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3"/>
      <text:p text:style-name="P3">[next]</text:p>
      <text:list xml:id="list8698330798717322733" text:style-name="L17">
        <text:list-item>
          <text:p text:style-name="P32">TASK</text:p>
        </text:list-item>
      </text:list>
      <text:p text:style-name="P3">[further]</text:p>
      <text:list xml:id="list8246476963181825149" text:style-name="L18">
        <text:list-item>
          <text:p text:style-name="P33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11"/>
      <text:p text:style-name="P12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8349007" text:continue-list="list38355744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3"><text:soft-page-break/></text:p>
      <text:p text:style-name="P3">[next]</text:p>
      <text:list xml:id="list1342123592692345167" text:style-name="L12">
        <text:list-item>
          <text:p text:style-name="P29">TASK</text:p>
        </text:list-item>
      </text:list>
      <text:p text:style-name="P3">[further]</text:p>
      <text:list xml:id="list5715384626570437020" text:style-name="L13">
        <text:list-item>
          <text:p text:style-name="P30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2728553009800326891" text:style-name="L14">
        <text:list-item>
          <text:p text:style-name="P3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344394" text:continue-numbering="true" text:style-name="L14">
        <text:list-item>
          <text:p text:style-name="P34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2682258113204530252" text:style-name="L15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358594" text:continue-numbering="true" text:style-name="L15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8357092" text:continue-numbering="true" text:style-name="L15">
        <text:list-item>
          <text:p text:style-name="P15">move “<text:span text:style-name="T4">@@@</text:span>”</text:p>
        </text:list-item>
        <text:list-item>
          <text:p text:style-name="P35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6T18:13:21.04</dc:date>
    <dc:creator>iwabuchi ken</dc:creator>
    <meta:editing-duration>PT22H46M3S</meta:editing-duration>
    <meta:editing-cycles>76</meta:editing-cycles>
    <meta:generator>OpenOffice/4.1.3$Win32 OpenOffice.org_project/413m1$Build-9783</meta:generator>
    <meta:document-statistic meta:table-count="3" meta:image-count="0" meta:object-count="0" meta:page-count="10" meta:paragraph-count="200" meta:word-count="776" meta:character-count="5572"/>
  </office:meta>
</office:document-meta>
</file>